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5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5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9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2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2" table:formula="of:=AVERAGE([.H122:.H128])" office:value-type="float" office:value="0" calcext:value-type="float">
            <text:p>0,0</text:p>
          </table:table-cell>
          <table:table-cell table:style-name="ce35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5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formula="of:=AVERAGE([.H123:.H129])" office:value-type="float" office:value="0" calcext:value-type="float">
            <text:p>0,0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formula="of:=AVERAGE([.H124:.H130])" office:value-type="float" office:value="0" calcext:value-type="float">
            <text:p>0,0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8" office:value-type="float" office:value="31" calcext:value-type="float">
            <text:p>31</text:p>
          </table:table-cell>
          <table:table-cell table:style-name="ce18" table:formula="of:= [.D127] + [.C128]" office:value-type="float" office:value="1720505" calcext:value-type="float">
            <text:p>1 720 505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27] + [.F128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27] + [.H128]" office:value-type="float" office:value="487509" calcext:value-type="float">
            <text:p>487 509</text:p>
          </table:table-cell>
          <table:table-cell table:style-name="ce29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9" calcext:value-type="float">
            <text:p>487 509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formula="of:=AVERAGE([.H126:.H132])" office:value-type="float" office:value="0" calcext:value-type="float">
            <text:p>0,0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9" calcext:value-type="float">
            <text:p>487 509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05" calcext:value-type="float">
            <text:p>1 720 505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.00.0000</text:date>, <text:time style:data-style-name="N2" text:time-value="15:07:51.060221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07T12:00:00.872370197</dc:date>
    <meta:editing-duration>P78DT13H45M20S</meta:editing-duration>
    <meta:editing-cycles>140</meta:editing-cycles>
    <meta:generator>LibreOffice/6.0.7.3$Linux_X86_64 LibreOffice_project/00m0$Build-3</meta:generator>
    <meta:document-statistic meta:table-count="2" meta:cell-count="336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